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15a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Ce projet <text:span text:style-name="T1">m'</text:span>a permi<text:span text:style-name="T1">s</text:span> d’améliorer <text:span text:style-name="T1">m</text:span>es connaissances d<text:span text:style-name="T1">ans</text:span> <text:span text:style-name="T1">les </text:span>divers domaines liés aux systèmes d’information, <text:span text:style-name="T1">la </text:span>gestion de projet, <text:span text:style-name="T1">l'</text:span>étude préalable et l’approche progiciel. Le scénario proposé (étude préalable d’un système d’information pour l’entreprise GSTP) nous a donné l’opportunité de connaître avec plus de détails la logique fonctionnelle et structurelle au niveau <text:span text:style-name="T1">de l'</text:span>entreprise, et de pouvoir bien <text:span text:style-name="T1">comprendre</text:span> le métier. Les notions d’évolutivité des logiciels et progiciels, maintenabilité et implantation <text:span text:style-name="T1">ont été éclaircies</text:span>.</text:p>
      <text:p text:style-name="Standard"/>
      <text:p text:style-name="Standard"><text:tab/>Le travail en équipe et la forme et cohérence des documents ont été satisfaisants, grâce aux <text:span text:style-name="T1">mécanismes</text:span> mis en place par le CdP et le RQ. <text:s/>Le système de contrôle de versions a posé des problèmes d’adaptation au début, mais après il s’<text:span text:style-name="T1">est</text:span> montré comme un outil indispensable et pratique. La division et affectation des tâches était toujours claire, <text:span text:style-name="T1">tout en restant</text:span> flexible, pour les cas o<text:span text:style-name="T1">ù</text:span> la durée d’une activité était sur-estimée ou sous-estimée.</text:p>
      <text:p text:style-name="Standard"/>
      <text:p text:style-name="Standard"><text:tab/>Dans le contexte de la phase d’étude préalable, il <text:span text:style-name="T1">a</text:span> s<text:span text:style-name="T1">ou</text:span>v<text:span text:style-name="T1">e</text:span>nt <text:span text:style-name="T1">fallu </text:span>faire attention au niveau de détail adopté, ce qui <text:span text:style-name="T1">n'</text:span>était pas constamment clair. En plus, la compréhension du métier étant limité, les renseignements des enseignants étaient d<text:span text:style-name="T1">'une grande</text:span> importance. Le travail attendu pour chaque tâche <text:span text:style-name="T1">n'</text:span>était pas toujours évident, ce qui a imposé des r<text:span text:style-name="T1">e</text:span>vues pour bien contrôler la coh<text:span text:style-name="T1">é</text:span>r<text:span text:style-name="T1">e</text:span>nce, surtout pendant la phase de <text:span text:style-name="T1">la</text:span> cible fonctionnel et <text:span text:style-name="T1">des </text:span>thèmes de progr<text:span text:style-name="T1">è</text:span>s.</text:p>
      <text:p text:style-name="Standard"/>
      <text:p text:style-name="Standard"><text:tab/>Malheureusement, la division entre Solution Spécifique (à laquelle j’ai participé) et Solution Standard a limité mon acc<text:span text:style-name="T1">è</text:span>s à ARIS et à SAP. Cependant, la réflexion pour la mise en place d’une solution spécifique, la proposition d’une architecture applicative et technique générale et les impacts sur la structure de l’entreprise <text:span text:style-name="T1">ont été</text:span> profita<text:span text:style-name="T1">ble</text:span> pour ma formation. </text:p>
      <text:p text:style-name="Standard"/>
      <text:p text:style-name="Standard"><text:tab/>Finalement, ce projet est bien cohérent avec les objecti<text:span text:style-name="T1">f</text:span>s proposés pour l<text:span text:style-name="T1">a</text:span> 4IF : une formation pas seulement technique mais avec des méthodes de conception et déroulement des projets informat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Mattioli</meta:initial-creator>
    <meta:creation-date>2011-03-08T18:17:02</meta:creation-date>
    <dc:date>2011-03-11T16:14:20</dc:date>
    <dc:creator>Billy </dc:creator>
    <meta:editing-duration>PT01H42M01S</meta:editing-duration>
    <meta:editing-cycles>8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309" meta:character-count="2023"/>
  </office:meta>
</office:document-meta>
</file>